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2000002CEB27AD8FA4FEC0AA6.png" manifest:media-type="image/png"/>
  <manifest:file-entry manifest:full-path="Pictures/10000000000004A800000243FE0422430E35F2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T1" style:family="text">
      <style:text-properties officeooo:rsid="000aa2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1<text:span text:style-name="T1">1</text:span></text:p>
      <text:p text:style-name="P1"/>
      <text:p text:style-name="P1"/>
      <text:p text:style-name="P1"><draw:frame draw:style-name="fr1" draw:name="Figura1" text:anchor-type="paragraph" svg:width="17cm" svg:height="8.257cm" draw:z-index="0"><draw:image xlink:href="Pictures/10000000000004A800000243FE0422430E35F289.png" xlink:type="simple" xlink:show="embed" xlink:actuate="onLoad"/></draw:frame></text:p>
      <text:p text:style-name="P1"><draw:frame draw:style-name="fr2" draw:name="Figura2" text:anchor-type="paragraph" svg:y="0.503cm" svg:width="17cm" svg:height="10.291cm" draw:z-index="1"><draw:image xlink:href="Pictures/10000000000004A2000002CEB27AD8FA4FEC0A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0:07:57.728000000</dc:date>
    <meta:editing-duration>PT1H18M10S</meta:editing-duration>
    <meta:editing-cycles>7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2" meta:character-count="8" meta:non-whitespace-character-count="7"/>
  </office:meta>
</office:document-meta>
</file>